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nd circle, given measurement across flats of a hex nu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lats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table:formula="of:=[.A4]/(COS(3.14159265/6))" office:value-type="float" office:value="7.89815167978584" calcext:value-type="float">
            <text:p>7.89815167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/(COS(3.14159265/6))" office:value-type="float" office:value="1.15470053798039" calcext:value-type="float">
            <text:p>1.154700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20:57:37.807336818</meta:creation-date>
    <dc:date>2017-05-17T21:02:08.527380035</dc:date>
    <meta:editing-duration>PT4M28S</meta:editing-duration>
    <meta:editing-cycles>4</meta:editing-cycles>
    <meta:generator>LibreOffice/5.1.6.2$Linux_X86_64 LibreOffice_project/10m0$Build-2</meta:generator>
    <meta:document-statistic meta:table-count="1" meta:cell-count="7" meta:object-count="0"/>
  </office:meta>
</office:document-meta>
</file>